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30000006388E9DC5B4C64B470.jpg" manifest:media-type="image/jpeg"/>
  <manifest:file-entry manifest:full-path="Pictures/100000000000042100000319935403CE7B0BE43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2" svg:font-family="'ＭＳ Ｐゴシック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標準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標準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adornments="標準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2-subtitle">
      <style:graphic-properties draw:fill-color="#ffffff" draw:textarea-vertical-align="top" draw:auto-grow-height="true" fo:min-height="17.2cm"/>
    </style:style>
    <style:style style:name="pr5" style:family="presentation" style:parent-style-name="lights2-notes">
      <style:graphic-properties draw:fill-color="#ffffff" draw:auto-grow-height="true" fo:min-height="13.364cm"/>
    </style:style>
    <style:style style:name="pr6" style:family="presentation" style:parent-style-name="lights2-title">
      <style:graphic-properties draw:auto-grow-height="true" fo:min-height="2.906cm"/>
    </style:style>
    <style:style style:name="pr7" style:family="presentation" style:parent-style-name="lights2-subtitle">
      <style:graphic-properties draw:fill-color="#ffffff" draw:auto-grow-height="true" fo:min-height="12.2cm"/>
    </style:style>
    <style:style style:name="pr8" style:family="presentation" style:parent-style-name="lights2-title">
      <style:graphic-properties fo:min-height="2.906cm"/>
    </style:style>
    <style:style style:name="pr9" style:family="presentation" style:parent-style-name="lights2-outline1">
      <style:graphic-properties fo:min-height="11.95cm"/>
    </style:style>
    <style:style style:name="pr10" style:family="presentation" style:parent-style-name="lights2-notes">
      <style:graphic-properties draw:fill-color="#ffffff" fo:min-height="13.364cm"/>
    </style:style>
    <style:style style:name="pr11" style:family="presentation" style:parent-style-name="lights2-outline1">
      <style:graphic-properties draw:textarea-vertical-align="middle" fo:min-height="11.95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P5" style:family="paragraph">
      <loext:graphic-properties draw:fill-color="#ffffff"/>
      <style:text-properties fo:font-size="32pt" fo:font-weight="normal" style:font-weight-asian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Beginning programming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GIT and JavaScript</text:p>
            <text:p/>
            <text:p>Mark Howar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1T0">
        <office:forms form:automatic-focus="false" form:apply-design-mode="false"/>
        <draw:frame presentation:style-name="pr4" draw:text-style-name="P1" draw:layer="layout" svg:width="25.199cm" svg:height="17.2cm" svg:x="1.4cm" svg:y="2.8cm" presentation:class="subtitle" presentation:user-transformed="true">
          <draw:text-box>
            <text:p>Day 1</text:p>
            <text:p/>
            <text:list text:style-name="L2">
              <text:list-item>
                <text:p text:style-name="P2"><text:s/>Introduction to programming</text:p>
              </text:list-item>
              <text:list-item>
                <text:p text:style-name="P2"><text:s/>Introduction to JavaScript</text:p>
              </text:list-item>
              <text:list-item>
                <text:p text:style-name="P2"><text:s/>Set up development environment</text:p>
                <text:list>
                  <text:list-item>
                    <text:p text:style-name="P2"><text:s/>Atom</text:p>
                  </text:list-item>
                  <text:list-item>
                    <text:p text:style-name="P2"><text:s/>GIT</text:p>
                  </text:list-item>
                </text:list>
              </text:list-item>
              <text:list-item>
                <text:p text:style-name="P2"><text:s/>The code editor</text:p>
                <text:list>
                  <text:list-item>
                    <text:p text:style-name="P2"><text:s/>Introduction</text:p>
                  </text:list-item>
                  <text:list-item>
                    <text:p text:style-name="P2"><text:s/>Advantages</text:p>
                  </text:list-item>
                </text:list>
              </text:list-item>
              <text:list-item>
                <text:p text:style-name="P2"><text:s/>Lets start writing code</text:p>
              </text:list-item>
              <text:list-item>
                <text:p text:style-name="P2"><text:s/>Team pro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6" draw:layer="layout" svg:width="25.199cm" svg:height="2.906cm" svg:x="1.4cm" svg:y="2.694cm" presentation:class="title">
          <draw:text-box>
            <text:p>Programing</text:p>
          </draw:text-box>
        </draw:frame>
        <draw:frame presentation:style-name="pr7" draw:text-style-name="P1" draw:layer="layout" svg:width="25.199cm" svg:height="12.2cm" svg:x="1.4cm" svg:y="6.2cm" presentation:class="subtitle" presentation:user-transformed="true">
          <draw:text-box>
            <text:p>A program takes an input, processes it and returns a result</text:p>
            <text:p/>
            <text:p>Programming is giving the computer the instructions it needs to produce this resul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1T0">
        <office:forms form:automatic-focus="false" form:apply-design-mode="false"/>
        <draw:frame presentation:style-name="pr6" draw:layer="layout" svg:width="25.199cm" svg:height="2.906cm" svg:x="1.4cm" svg:y="2.694cm" presentation:class="title">
          <draw:text-box>
            <text:p>Programing</text:p>
          </draw:text-box>
        </draw:frame>
        <draw:frame presentation:style-name="pr7" draw:text-style-name="P1" draw:layer="layout" svg:width="25.199cm" svg:height="12.2cm" svg:x="1.4cm" svg:y="6.2cm" presentation:class="subtitle" presentation:user-transformed="true">
          <draw:text-box>
            <text:p>A program contains a list of instructions</text:p>
            <text:p/>
            <text:p>The instructions need to be in a language the computer can understand</text:p>
            <text:p/>
            <text:p>In our case, this is where JavaScript comes i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1T0">
        <office:forms form:automatic-focus="false" form:apply-design-mode="false"/>
        <draw:frame presentation:style-name="pr6" draw:layer="layout" svg:width="25.199cm" svg:height="2.906cm" svg:x="1.4cm" svg:y="2.694cm" presentation:class="title">
          <draw:text-box>
            <text:p>Programing</text:p>
          </draw:text-box>
        </draw:frame>
        <draw:frame presentation:style-name="pr7" draw:text-style-name="P1" draw:layer="layout" svg:width="25.199cm" svg:height="12.2cm" svg:x="1.4cm" svg:y="6.2cm" presentation:class="subtitle" presentation:user-transformed="true">
          <draw:text-box>
            <text:p>Steps</text:p>
            <text:p/>
            <text:p text:style-name="P3">Understand your problem</text:p>
            <text:p text:style-name="P3">Work out your solution</text:p>
            <text:p text:style-name="P3">Break up your solution into small steps</text:p>
            <text:p text:style-name="P3">Write the code that describes your solu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1T0">
        <office:forms form:automatic-focus="false" form:apply-design-mode="false"/>
        <draw:frame presentation:style-name="pr6" draw:layer="layout" svg:width="25.199cm" svg:height="2.906cm" svg:x="1.4cm" svg:y="2.694cm" presentation:class="title">
          <draw:text-box>
            <text:p>HTML</text:p>
          </draw:text-box>
        </draw:frame>
        <draw:frame presentation:style-name="pr7" draw:text-style-name="P1" draw:layer="layout" svg:width="25.199cm" svg:height="12.2cm" svg:x="1.4cm" svg:y="6.2cm" presentation:class="subtitle" presentation:user-transformed="true">
          <draw:text-box>
            <text:p>HTML is a file that holds text</text:p>
            <text:p>Text is “marked up” using tags</text:p>
            <text:p/>
            <text:p>&lt;p&gt;Paragraph&lt;/p&gt;</text:p>
            <text:p>&lt;h1&gt;heading&lt;/h1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1T0">
        <office:forms form:automatic-focus="false" form:apply-design-mode="false"/>
        <draw:frame presentation:style-name="pr6" draw:layer="layout" svg:width="25.199cm" svg:height="2.906cm" svg:x="1.4cm" svg:y="2.694cm" presentation:class="title">
          <draw:text-box>
            <text:p>JavaScript</text:p>
          </draw:text-box>
        </draw:frame>
        <draw:frame presentation:style-name="pr7" draw:text-style-name="P1" draw:layer="layout" svg:width="25.199cm" svg:height="12.2cm" svg:x="1.4cm" svg:y="6.2cm" presentation:class="subtitle" presentation:user-transformed="true">
          <draw:text-box>
            <text:p>Great first language to learn</text:p>
            <text:p/>
            <text:p>Can run anywhere (how many devices in your house have a web browser)</text:p>
            <text:p/>
            <text:p>Phones, PCs, Tablets, TVs, Consoles even Robots (http://johnny-five.io)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1T0">
        <office:forms form:automatic-focus="false" form:apply-design-mode="false"/>
        <draw:frame presentation:style-name="pr6" draw:layer="layout" svg:width="25.199cm" svg:height="2.906cm" svg:x="1.4cm" svg:y="2.694cm" presentation:class="title">
          <draw:text-box>
            <text:p>JavaScript</text:p>
          </draw:text-box>
        </draw:frame>
        <draw:frame presentation:style-name="pr7" draw:text-style-name="P1" draw:layer="layout" svg:width="25.199cm" svg:height="12.2cm" svg:x="1.4cm" svg:y="6.2cm" presentation:class="subtitle" presentation:user-transformed="true">
          <draw:text-box>
            <text:p>JavaScript files have the js extension</text:p>
            <text:p><text:span text:style-name="T1">MyJavaScriptFile.js</text:span></text:p>
            <text:p><text:span text:style-name="T1"/></text:p>
            <text:p><text:span text:style-name="T2">They must be loaded into a HTML file to run</text:span></text:p>
            <text:p><text:span text:style-name="T2">&lt;script src="scripts/main.js"&gt;&lt;/script&gt;</text:span></text:p>
            <text:p><text:span text:style-name="T1"/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1T0">
        <office:forms form:automatic-focus="false" form:apply-design-mode="false"/>
        <draw:frame presentation:style-name="pr6" draw:layer="layout" svg:width="25.199cm" svg:height="2.906cm" svg:x="1.4cm" svg:y="2.694cm" presentation:class="title" presentation:user-transformed="true">
          <draw:text-box>
            <text:p>Exercise</text:p>
          </draw:text-box>
        </draw:frame>
        <draw:frame presentation:style-name="pr7" draw:text-style-name="P5" draw:layer="layout" svg:width="25.199cm" svg:height="12.2cm" svg:x="1.4cm" svg:y="6.2cm" presentation:class="subtitle" presentation:user-transformed="true">
          <draw:text-box>
            <text:p text:style-name="P4"><text:span text:style-name="T3">Go to </text:span><text:span text:style-name="T3"><text:a xlink:href="https://atom.io/" xlink:type="simple">https://atom.io/</text:a></text:span><text:span text:style-name="T3"> and download the editor</text:span></text:p>
            <text:p text:style-name="P4"><text:span text:style-name="T3"/></text:p>
            <text:p text:style-name="P4"><text:span text:style-name="T3">Open atom and press Ctrl + ,</text:span></text:p>
            <text:p text:style-name="P4"><text:span text:style-name="T3"/></text:p>
            <text:p text:style-name="P4"><text:span text:style-name="T3">Go to packages and install atom-live-serv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1T0">
        <office:forms form:automatic-focus="false" form:apply-design-mode="false"/>
        <draw:frame presentation:style-name="pr6" draw:layer="layout" svg:width="25.199cm" svg:height="2.906cm" svg:x="1.4cm" svg:y="2.694cm" presentation:class="title">
          <draw:text-box>
            <text:p>Variables</text:p>
          </draw:text-box>
        </draw:frame>
        <draw:frame presentation:style-name="pr7" draw:text-style-name="P1" draw:layer="layout" svg:width="25.199cm" svg:height="12.2cm" svg:x="1.4cm" svg:y="6.2cm" presentation:class="subtitle" presentation:user-transformed="true">
          <draw:text-box>
            <text:p>A way to store information</text:p>
            <text:p/>
            <text:p>A variable is given a name so it can be easily accessed</text:p>
            <text:p/>
            <text:p>var myNumber = 1;</text:p>
            <text:p>var myString = “Hello world”;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 presentation:user-transformed="true">
          <draw:text-box>
            <text:p>Variables</text:p>
          </draw:text-box>
        </draw:frame>
        <draw:frame presentation:style-name="pr9" draw:layer="layout" svg:width="25.199cm" svg:height="12.2cm" svg:x="1.4cm" svg:y="6.2cm" presentation:class="outline">
          <draw:text-box>
            <text:list text:style-name="L3">
              <text:list-item>
                <text:p>Case sensitive</text:p>
                <text:list>
                  <text:list-item>
                    <text:p>A variable with an uppercase letter is not the same as one with a lower case letter</text:p>
                  </text:list-item>
                  <text:list-item>
                    <text:p>var myVariable is different to var myvariable</text:p>
                  </text:list-item>
                </text:list>
              </text:list-item>
              <text:list-item>
                <text:p>Reserved keywords</text:p>
                <text:list>
                  <text:list-item>
                    <text:p>JavaScript has some reserved keywords you cannot use, the list is long, use descriptive names for variables don’t be afraid to use long names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Variables</text:p>
          </draw:text-box>
        </draw:frame>
        <draw:frame presentation:style-name="pr9" draw:layer="layout" svg:width="25.199cm" svg:height="12.2cm" svg:x="1.4cm" svg:y="6.2cm" presentation:class="outline">
          <draw:text-box>
            <text:list text:style-name="L3">
              <text:list-item>
                <text:p>Data types</text:p>
                <text:list>
                  <text:list-item>
                    <text:p>“JavaScript” is a string</text:p>
                  </text:list-item>
                  <text:list-item>
                    <text:p>1 is a number</text:p>
                  </text:list-item>
                  <text:list-item>
                    <text:p>Try not to mix datatypes when doing maths</text:p>
                  </text:list-item>
                </text:list>
              </text:list-item>
              <text:list-item>
                <text:p>Retrieving variables</text:p>
                <text:list>
                  <text:list-item>
                    <text:p>variables can be accessed by their name</text:p>
                  </text:list-item>
                  <text:list-item>
                    <text:p>Example of using a variab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2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1T0">
        <office:forms form:automatic-focus="false" form:apply-design-mode="false"/>
        <draw:frame presentation:style-name="pr6" draw:layer="layout" svg:width="25.199cm" svg:height="2.906cm" svg:x="1.4cm" svg:y="2.694cm" presentation:class="title">
          <draw:text-box>
            <text:p>Functions</text:p>
          </draw:text-box>
        </draw:frame>
        <draw:frame presentation:style-name="pr7" draw:text-style-name="P1" draw:layer="layout" svg:width="25.199cm" svg:height="12.2cm" svg:x="1.4cm" svg:y="6.2cm" presentation:class="subtitle" presentation:user-transformed="true">
          <draw:text-box>
            <text:p>A way to reuse code so it never needs to be repeated</text:p>
            <text:p/>
            <text:p text:style-name="P2">function square (number) {</text:p>
            <text:p text:style-name="P2"><text:s text:c="2"/>return number * number;</text:p>
            <text:p text:style-name="P2">}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 presentation:user-transformed="true">
          <draw:text-box>
            <text:p>Comments</text:p>
          </draw:text-box>
        </draw:frame>
        <draw:frame presentation:style-name="pr9" draw:text-style-name="P3" draw:layer="layout" svg:width="25.199cm" svg:height="12.2cm" svg:x="1.4cm" svg:y="6.2cm" presentation:class="outline">
          <draw:text-box>
            <text:list text:style-name="L3">
              <text:list-header>
                <text:p text:style-name="P3">Allow you to add normal text describing your code</text:p>
                <text:p text:style-name="P3">A comment starts with two forward slashes</text:p>
                <text:p text:style-name="P3"/>
              </text:list-header>
            </text:list>
            <text:p text:style-name="P2">// This is my comment</text:p>
            <text:p text:style-name="P2"/>
            <text:p text:style-name="P2">This is ignored by the computer, but helps the programmer remember what the function do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1T0">
        <office:forms form:automatic-focus="false" form:apply-design-mode="false"/>
        <draw:frame presentation:style-name="pr6" draw:layer="layout" svg:width="25.199cm" svg:height="2.906cm" svg:x="1.4cm" svg:y="2.694cm" presentation:class="title" presentation:user-transformed="true">
          <draw:text-box>
            <text:p>Exercise</text:p>
          </draw:text-box>
        </draw:frame>
        <draw:frame presentation:style-name="pr7" draw:text-style-name="P5" draw:layer="layout" svg:width="25.199cm" svg:height="12.2cm" svg:x="1.4cm" svg:y="6.2cm" presentation:class="subtitle" presentation:user-transformed="true">
          <draw:text-box>
            <text:p text:style-name="P4"><text:span text:style-name="T3">Write a JavaScript application to save your name in a variable and display it in the console</text:span></text:p>
            <text:p text:style-name="P4"><text:span text:style-name="T3"/></text:p>
            <text:p text:style-name="P4"><text:span text:style-name="T3">A basic project is provided alongside these slid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Operators</text:p>
          </draw:text-box>
        </draw:frame>
        <draw:frame presentation:style-name="pr9" draw:layer="layout" svg:width="25.199cm" svg:height="12.2cm" svg:x="1.4cm" svg:y="6.2cm" presentation:class="outline">
          <draw:text-box>
            <text:list text:style-name="L3">
              <text:list-item>
                <text:p>Maths</text:p>
                <text:list>
                  <text:list-item>
                    <text:p>Regular maths can be done on numbers</text:p>
                  </text:list-item>
                  <text:list-item>
                    <text:p>addition +, subtraction -, multiplication *, division /</text:p>
                  </text:list-item>
                </text:list>
              </text:list-item>
              <text:list-item>
                <text:p>Equality</text:p>
                <text:list>
                  <text:list-item>
                    <text:p>Check if two things are the same</text:p>
                  </text:list-item>
                  <text:list-item>
                    <text:p>=== is equal</text:p>
                  </text:list-item>
                  <text:list-item>
                    <text:p>!== is not equal</text:p>
                  </text:list-item>
                </text:list>
              </text:list-item>
              <text:list-item>
                <text:p>Mixing data types</text:p>
                <text:list>
                  <text:list-item>
                    <text:p>Try not to mix different data types</text:p>
                  </text:list-item>
                  <text:list-item>
                    <text:p>var name = “me” is different to var Name = “me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6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Conditionals</text:p>
          </draw:text-box>
        </draw:frame>
        <draw:frame presentation:style-name="pr9" draw:layer="layout" svg:width="25.199cm" svg:height="12.2cm" svg:x="1.4cm" svg:y="6.2cm" presentation:class="outline">
          <draw:text-box>
            <text:list text:style-name="L3">
              <text:list-item>
                <text:p>If this else that</text:p>
                <text:p>if (1 === 1) {</text:p>
                <text:p><text:s text:c="2"/>console.log(“That is right”);</text:p>
                <text:p>}</text:p>
                <text:p>else {</text:p>
                <text:p><text:s text:c="2"/>console.log(“That is wrong”);</text:p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7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More excercises</text:p>
          </draw:text-box>
        </draw:frame>
        <draw:frame presentation:style-name="pr11" draw:layer="layout" svg:width="25.199cm" svg:height="12.2cm" svg:x="1.4cm" svg:y="6.2cm" presentation:class="outline">
          <draw:text-box>
            <text:p text:style-name="P3">https://www.codecademy.com/en/tracks/high-school-javascrip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8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Project ideas</text:p>
          </draw:text-box>
        </draw:frame>
        <draw:frame presentation:style-name="pr9" draw:layer="layout" svg:width="25.199cm" svg:height="12.2cm" svg:x="1.4cm" svg:y="6.2cm" presentation:class="outline">
          <draw:text-box>
            <text:list text:style-name="L3">
              <text:list-item>
                <text:p>Create and save comics: https://googlecreativelab.github.io/coder-projects/projects/comic_creator/</text:p>
              </text:list-item>
              <text:list-item>
                <text:p><text:s/>Create and save music: https://googlecreativelab.github.io/coder-projects/projects/music_boxes/</text:p>
              </text:list-item>
              <text:list-item>
                <text:p><text:s/>Weather app that shows the weather based on your location: https://youtu.be/ObSpKBPMfYs?t=918</text:p>
              </text:list-item>
              <text:list-item>
                <text:p><text:s/>An arcade shooter, like space invaders: <text:a xlink:href="https://youtu.be/kR2fjwr-TzA?t=44" xlink:type="simple">https://youtu.be/kR2fjwr-TzA?t=44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9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 presentation:placeholder="true">
          <draw:text-box/>
        </draw:frame>
        <draw:frame presentation:style-name="pr9" draw:layer="layout" svg:width="25.199cm" svg:height="12.2cm" svg:x="1.4cm" svg:y="6.2cm" presentation:class="outline">
          <draw:text-box>
            <text:list text:style-name="L3">
              <text:list-item>
                <text:p>Barcode scanner, searches the net for prices and lists ordered by cheapest item</text:p>
              </text:list-item>
              <text:list-item>
                <text:p>Checkers game</text:p>
              </text:list-item>
              <text:list-item>
                <text:p>X's and O'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0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Project ideas</text:p>
          </draw:text-box>
        </draw:frame>
        <draw:frame presentation:style-name="pr9" draw:layer="layout" svg:width="25.199cm" svg:height="12.2cm" svg:x="1.4cm" svg:y="6.2cm" presentation:class="outline">
          <draw:text-box>
            <text:list text:style-name="L3">
              <text:list-item>
                <text:p>An on rails shooter, like time crisis (touch to shoot)</text:p>
              </text:list-item>
              <text:list-item>
                <text:p>Photo sharing app with filters: https://www.instagram.com</text:p>
              </text:list-item>
              <text:list-item>
                <text:p>Chat room app, recognizes contact information so these cannot be shared (child friendly)</text:p>
              </text:list-item>
              <text:list-item>
                <text:p>Note taking app</text:p>
              </text:list-item>
              <text:list-item>
                <text:p>Pedome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1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Project ideas</text:p>
          </draw:text-box>
        </draw:frame>
        <draw:frame presentation:style-name="pr9" draw:layer="layout" svg:width="25.199cm" svg:height="12.2cm" svg:x="1.4cm" svg:y="6.2cm" presentation:class="outline">
          <draw:text-box>
            <text:list text:style-name="L3">
              <text:list-item>
                <text:p>Recipe app, you input all of the ingredients you have and it searches the net for recipes that match</text:p>
              </text:list-item>
              <text:list-item>
                <text:p>Planting app, what types of plants can be planted now, when you should water etc.</text:p>
              </text:list-item>
              <text:list-item>
                <text:p>Alternate reality app, games you can play with camera on phone or desktop</text:p>
              </text:list-item>
              <text:list-item>
                <text:p>Virtual reality app, webvr demo (works with google cardboard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2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ights2" presentation:presentation-page-layout-name="AL1T0">
        <office:forms form:automatic-focus="false" form:apply-design-mode="false"/>
        <draw:frame presentation:style-name="pr6" draw:layer="layout" svg:width="25.199cm" svg:height="2.906cm" svg:x="1.4cm" svg:y="2.694cm" presentation:class="title">
          <draw:text-box>
            <text:p>References</text:p>
          </draw:text-box>
        </draw:frame>
        <draw:frame presentation:style-name="pr7" draw:text-style-name="P7" draw:layer="layout" svg:width="25.199cm" svg:height="12.2cm" svg:x="1.4cm" svg:y="6.2cm" presentation:class="subtitle" presentation:user-transformed="true">
          <draw:text-box>
            <text:list text:style-name="L1">
              <text:list-item>
                <text:p text:style-name="P2"><text:span text:style-name="T4"><text:a xlink:href="https://en.wikibooks.org/wiki/Wikijunior:Programming_for_Kids" xlink:type="simple">https://en.wikibooks.org/wiki/Wikijunior:Programming_for_Kids</text:a></text:span></text:p>
              </text:list-item>
              <text:list-item>
                <text:p text:style-name="P2"><text:span text:style-name="T4"><text:a xlink:href="https://developer.mozilla.org/en-US/docs/Learn/Getting_started_with_the_web/JavaScript_basics" xlink:type="simple">https://developer.mozilla.org/en-US/docs/Learn/Getting_started_with_the_web/JavaScript_basics</text:a></text:span></text:p>
              </text:list-item>
            </text:list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2" svg:font-family="'ＭＳ Ｐゴシック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標準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標準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adornments="標準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lights-background" style:family="presentation">
      <style:graphic-properties draw:stroke="none" draw:fill="none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style:font-name="Liberation Sans2" fo:font-family="'Liberation Sans'" style:font-style-name="標準" style:font-family-generic="swiss" style:font-pitch="variable" style:letter-kerning="true" style:font-name-asian="ＭＳ Ｐゴシック2" style:font-family-asian="'ＭＳ Ｐゴシック'" style:font-style-name-asian="標準" style:font-family-generic-asian="modern" style:font-pitch-asian="variable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style:font-name="Liberation Sans2" fo:font-family="'Liberation Sans'" style:font-style-name="標準" style:font-family-generic="swiss" style:font-pitch="variable" style:letter-kerning="true" style:font-name-asian="ＭＳ Ｐゴシック2" style:font-family-asian="'ＭＳ Ｐゴシック'" style:font-style-name-asian="標準" style:font-family-generic-asian="modern" style:font-pitch-asian="variable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70%" draw:fill-image-width="0cm" draw:fill-image-height="0cm" draw:auto-grow-height="false" draw:fit-to-size="shrink-to-fit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  <style:text-properties style:font-name="Liberation Sans2" fo:font-family="'Liberation Sans'" style:font-style-name="標準" style:font-family-generic="swiss" style:font-pitch="variable" style:letter-kerning="true" style:font-name-asian="ＭＳ Ｐゴシック2" style:font-family-asian="'ＭＳ Ｐゴシック'" style:font-style-name-asian="標準" style:font-family-generic-asian="modern" style:font-pitch-asian="variable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draw:style-name="Mgr3" draw:text-style-name="MP5" draw:layer="backgroundobjects" svg:width="28cm" svg:height="21cm" svg:x="0cm" svg:y="0.001cm">
        <draw:image xlink:href="Pictures/100000000000042100000319935403CE7B0BE43B.jpg" xlink:type="simple" xlink:show="embed" xlink:actuate="onLoad">
          <text:p/>
        </draw:image>
      </draw:frame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draw:style-name="Mgr3" draw:text-style-name="MP5" draw:layer="backgroundobjects" svg:width="28cm" svg:height="21cm" svg:x="0cm" svg:y="0cm">
        <draw:image xlink:href="Pictures/100000000000042100000319935403CE7B0BE43B.jpg" xlink:type="simple" xlink:show="embed" xlink:actuate="onLoad">
          <text:p/>
        </draw:image>
      </draw:frame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0.001cm" svg:height="0.001cm" svg:x="0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1">
      <office:forms form:automatic-focus="false" form:apply-design-mode="false"/>
      <draw:frame draw:style-name="Mgr3" draw:text-style-name="MP5" draw:layer="backgroundobjects" svg:width="28.047cm" svg:height="2.634cm" svg:x="-0.047cm" svg:y="-0.034cm">
        <draw:image xlink:href="Pictures/10000000000004230000006388E9DC5B4C64B470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0.001cm" svg:height="0.001cm" svg:x="0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4T14:41:26.765929138</meta:creation-date>
    <meta:editing-duration>P0D</meta:editing-duration>
    <meta:editing-cycles>1</meta:editing-cycles>
    <meta:generator>LibreOffice/5.1.6.2$Linux_X86_64 LibreOffice_project/10m0$Build-2</meta:generator>
    <meta:document-statistic meta:object-count="137"/>
  </office:meta>
</office:document-meta>
</file>